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2000002A024956C35A316BB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701in" svg:height="7.8701in" draw:z-index="0"><draw:image xlink:href="Pictures/10000000000002A2000002A024956C35A316BBA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00:28:41.755985371</meta:creation-date>
    <dc:date>2021-05-30T00:29:11.967077446</dc:date>
    <meta:editing-duration>PT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